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2.422cm"/>
    </style:style>
    <style:style style:name="Table1.B" style:family="table-column">
      <style:table-column-properties style:column-width="7.795cm"/>
    </style:style>
    <style:style style:name="Table1.C" style:family="table-column">
      <style:table-column-properties style:column-width="7.37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style:writing-mode="lr-tb"/>
    </style:style>
    <style:style style:name="P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style:writing-mode="lr-tb"/>
    </style:style>
    <style:style style:name="P6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3"/>
    <style:style style:name="P8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most ORM (Object-Relational Mapping) frameworks, <text:span text:style-name="Strong_20_Emphasis">models interact with the database directly</text:span>, not with migrations. Let me clarify the distinction:</text:p>
      <text:p text:style-name="Horizontal_20_Line"/>
      <text:h text:style-name="Heading_20_3" text:outline-level="3"><text:span text:style-name="Strong_20_Emphasis">1. Models</text:span></text:h>
      <text:list xml:id="list1580987169" text:style-name="L1">
        <text:list-item>
          <text:p text:style-name="P9"><text:span text:style-name="Strong_20_Emphasis">What They Do:</text:span></text:p>
          <text:list>
            <text:list-item>
              <text:p text:style-name="P10">Models are representations of database tables in your application code.</text:p>
            </text:list-item>
            <text:list-item>
              <text:p text:style-name="P10">They define the structure of your data (fields, relationships) and provide methods to interact with the database (e.g., querying, creating, updating, and deleting data).</text:p>
            </text:list-item>
          </text:list>
        </text:list-item>
        <text:list-item>
          <text:p text:style-name="P9"><text:span text:style-name="Strong_20_Emphasis">Interaction:</text:span></text:p>
          <text:list>
            <text:list-item>
              <text:p text:style-name="P10">Models communicate directly with the database using the ORM framework's query engine.</text:p>
            </text:list-item>
            <text:list-item>
              <text:p text:style-name="P10">When you use a model in your code to query or modify data, the ORM translates your code into SQL queries and executes them on the database.</text:p>
            </text:list-item>
          </text:list>
        </text:list-item>
        <text:list-item>
          <text:p text:style-name="P9"><text:span text:style-name="Strong_20_Emphasis">Example:</text:span></text:p>
          <text:list>
            <text:list-item>
              <text:p text:style-name="P9">In Sequelize, if you define a model:</text:p>
              <text:p text:style-name="P1">javascript</text:p>
              <text:p text:style-name="P1">Copy code</text:p>
              <text:p text:style-name="P2"><text:span text:style-name="Source_20_Text">const User = sequelize.define('User', {</text:span></text:p>
              <text:p text:style-name="P2"><text:span text:style-name="Source_20_Text"><text:s text:c="4"/>name: Sequelize.STRING,</text:span></text:p>
              <text:p text:style-name="P2"><text:span text:style-name="Source_20_Text"><text:s text:c="4"/>email: Sequelize.STRING,</text:span></text:p>
              <text:p text:style-name="P3"><text:span text:style-name="Source_20_Text">});</text:span></text:p>
            </text:list-item>
            <text:list-item>
              <text:p text:style-name="P9">Interacting with the database using the model:</text:p>
              <text:p text:style-name="P1">javascript</text:p>
              <text:p text:style-name="P1">Copy code</text:p>
              <text:p text:style-name="P2"><text:span text:style-name="Source_20_Text">const users = await User.findAll(); // Fetches all records from the 'users' table</text:span></text:p>
              <text:p text:style-name="P3"><text:span text:style-name="Source_20_Text">const newUser = await User.create({ name: 'John', email: 'john@example.com' }); // Inserts a new record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Migrations</text:span></text:h>
      <text:list xml:id="list952177525" text:style-name="L2">
        <text:list-item>
          <text:p text:style-name="P11"><text:span text:style-name="Strong_20_Emphasis">What They Do:</text:span></text:p>
          <text:list>
            <text:list-item>
              <text:p text:style-name="P12">Migrations are scripts that define how to create, update, or delete the database schema.</text:p>
            </text:list-item>
            <text:list-item>
              <text:p text:style-name="P12">They handle schema evolution over time, ensuring that the database matches the application's requirements.</text:p>
            </text:list-item>
          </text:list>
        </text:list-item>
        <text:list-item>
          <text:p text:style-name="P11"><text:span text:style-name="Strong_20_Emphasis">Interaction:</text:span></text:p>
          <text:list>
            <text:list-item>
              <text:p text:style-name="P12">Migrations interact with the database to modify its structure (e.g., creating tables, adding columns).</text:p>
            </text:list-item>
            <text:list-item>
              <text:p text:style-name="P12">Migrations <text:span text:style-name="Strong_20_Emphasis">do not interact with models</text:span>. Instead, developers ensure that models reflect <text:soft-page-break/>the current database schema after migrations are applied.</text:p>
            </text:list-item>
          </text:list>
        </text:list-item>
        <text:list-item>
          <text:p text:style-name="P11"><text:span text:style-name="Strong_20_Emphasis">Example:</text:span></text:p>
          <text:list>
            <text:list-item>
              <text:p text:style-name="P11">If you want to add a new column to the <text:span text:style-name="Source_20_Text">users</text:span> table, you would create a migration:</text:p>
              <text:p text:style-name="P4">javascript</text:p>
              <text:p text:style-name="P4">Copy code</text:p>
              <text:p text:style-name="P5"><text:span text:style-name="Source_20_Text">module.exports = {</text:span></text:p>
              <text:p text:style-name="P5"><text:span text:style-name="Source_20_Text"><text:s text:c="2"/>up: async (queryInterface, Sequelize) =&gt; {</text:span></text:p>
              <text:p text:style-name="P5"><text:span text:style-name="Source_20_Text"><text:s text:c="4"/>await queryInterface.addColumn('users', 'age', {</text:span></text:p>
              <text:p text:style-name="P5"><text:span text:style-name="Source_20_Text"><text:s text:c="6"/>type: Sequelize.INTEGER,</text:span></text:p>
              <text:p text:style-name="P5"><text:span text:style-name="Source_20_Text"><text:s text:c="4"/>});</text:span></text:p>
              <text:p text:style-name="P5"><text:span text:style-name="Source_20_Text"><text:s text:c="2"/>},</text:span></text:p>
              <text:p text:style-name="P5"><text:span text:style-name="Source_20_Text"><text:s text:c="2"/>down: async (queryInterface, Sequelize) =&gt; {</text:span></text:p>
              <text:p text:style-name="P5"><text:span text:style-name="Source_20_Text"><text:s text:c="4"/>await queryInterface.removeColumn('users', 'age');</text:span></text:p>
              <text:p text:style-name="P5"><text:span text:style-name="Source_20_Text"><text:s text:c="2"/>}</text:span></text:p>
              <text:p text:style-name="P6"><text:span text:style-name="Source_20_Text">};</text:span></text:p>
            </text:list-item>
            <text:list-item>
              <text:p text:style-name="P11">After applying the migration (<text:span text:style-name="Source_20_Text">npx sequelize-cli db:migrate</text:span>), you would update the model to include the new column:</text:p>
              <text:p text:style-name="P4">javascript</text:p>
              <text:p text:style-name="P4">Copy code</text:p>
              <text:p text:style-name="P5"><text:span text:style-name="Source_20_Text">const User = sequelize.define('User', {</text:span></text:p>
              <text:p text:style-name="P5"><text:span text:style-name="Source_20_Text"><text:s text:c="4"/>name: Sequelize.STRING,</text:span></text:p>
              <text:p text:style-name="P5"><text:span text:style-name="Source_20_Text"><text:s text:c="4"/>email: Sequelize.STRING,</text:span></text:p>
              <text:p text:style-name="P5"><text:span text:style-name="Source_20_Text"><text:s text:c="4"/>age: Sequelize.INTEGER,</text:span></text:p>
              <text:p text:style-name="P6"><text:span text:style-name="Source_20_Text">});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Key Relationship Between Models, Migrations, and Databas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Aspect</text:span></text:p>
            </table:table-cell>
            <table:table-cell table:style-name="Table1.A1" office:value-type="string">
              <text:p text:style-name="Table_20_Heading"><text:span text:style-name="Strong_20_Emphasis">Models</text:span></text:p>
            </table:table-cell>
            <table:table-cell table:style-name="Table1.A1" office:value-type="string">
              <text:p text:style-name="Table_20_Heading"><text:span text:style-name="Strong_20_Emphasis">Migration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urpose</text:span></text:p>
          </table:table-cell>
          <table:table-cell table:style-name="Table1.A1" office:value-type="string">
            <text:p text:style-name="Table_20_Contents">Represent the structure and logic of database tables.</text:p>
          </table:table-cell>
          <table:table-cell table:style-name="Table1.A1" office:value-type="string">
            <text:p text:style-name="Table_20_Contents">Define schema changes (create/update/delete table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teraction</text:span></text:p>
          </table:table-cell>
          <table:table-cell table:style-name="Table1.A1" office:value-type="string">
            <text:p text:style-name="Table_20_Contents">Directly interact with the database to perform CRUD operations.</text:p>
          </table:table-cell>
          <table:table-cell table:style-name="Table1.A1" office:value-type="string">
            <text:p text:style-name="Table_20_Contents">Interact with the database to alter its structur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endency</text:span></text:p>
          </table:table-cell>
          <table:table-cell table:style-name="Table1.A1" office:value-type="string">
            <text:p text:style-name="Table_20_Contents">Models depend on the current database schema.</text:p>
          </table:table-cell>
          <table:table-cell table:style-name="Table1.A1" office:value-type="string">
            <text:p text:style-name="Table_20_Contents">Migrations ensure the database schema evolves as requir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xample</text:span></text:p>
          </table:table-cell>
          <table:table-cell table:style-name="Table1.A1" office:value-type="string">
            <text:p text:style-name="Table_20_Contents">Query, create, or update data using models.</text:p>
          </table:table-cell>
          <table:table-cell table:style-name="Table1.A1" office:value-type="string">
            <text:p text:style-name="Table_20_Contents">Add columns, remove tables, or rename fields.</text:p>
          </table:table-cell>
        </table:table-row>
      </table:table>
      <text:p text:style-name="Horizontal_20_Line"/>
      <text:h text:style-name="Heading_20_3" text:outline-level="3"><text:span text:style-name="Strong_20_Emphasis">3. Summary of Workflow</text:span></text:h>
      <text:list xml:id="list957582836" text:style-name="L3">
        <text:list-item>
          <text:p text:style-name="P13"><text:span text:style-name="Strong_20_Emphasis">Define or Update Models:</text:span></text:p>
          <text:list>
            <text:list-item>
              <text:p text:style-name="P14">Models define how your app interacts with the database.</text:p>
            </text:list-item>
            <text:list-item>
              <text:p text:style-name="P14">Example: Add a new field <text:span text:style-name="Source_20_Text">age</text:span> to the <text:span text:style-name="Source_20_Text">User</text:span> model.</text:p>
            </text:list-item>
          </text:list>
        </text:list-item>
        <text:list-item>
          <text:p text:style-name="P13"><text:span text:style-name="Strong_20_Emphasis">Write Migrations for Schema Changes:</text:span></text:p>
          <text:list>
            <text:list-item>
              <text:p text:style-name="P14">Use migrations to update the database schema to match the model changes.</text:p>
            </text:list-item>
            <text:list-item>
              <text:p text:style-name="P14"><text:soft-page-break/>Example: Create a migration to add the <text:span text:style-name="Source_20_Text">age</text:span> column to the <text:span text:style-name="Source_20_Text">users</text:span> table.</text:p>
            </text:list-item>
          </text:list>
        </text:list-item>
        <text:list-item>
          <text:p text:style-name="P13"><text:span text:style-name="Strong_20_Emphasis">Run Migrations:</text:span></text:p>
          <text:list>
            <text:list-item>
              <text:p text:style-name="P14">Apply migrations to update the database schema.</text:p>
            </text:list-item>
            <text:list-item>
              <text:p text:style-name="P13">Example:</text:p>
              <text:p text:style-name="P7">bash</text:p>
              <text:p text:style-name="P7">Copy code</text:p>
              <text:p text:style-name="P8"><text:span text:style-name="Source_20_Text">npx sequelize-cli db:migrate</text:span></text:p>
            </text:list-item>
          </text:list>
        </text:list-item>
        <text:list-item>
          <text:p text:style-name="P13"><text:span text:style-name="Strong_20_Emphasis">Keep Models in Sync with the Database:</text:span></text:p>
          <text:list>
            <text:list-item>
              <text:p text:style-name="P14">After running migrations, ensure the models reflect the updated schema.</text:p>
            </text:list-item>
          </text:list>
        </text:list-item>
        <text:list-item>
          <text:p text:style-name="P13"><text:span text:style-name="Strong_20_Emphasis">Models Interact Directly with the Database:</text:span></text:p>
          <text:list>
            <text:list-item>
              <text:p text:style-name="P13">When you query or manipulate data using models, they directly send SQL queries to the database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ion</text:span></text:h>
      <text:list xml:id="list4092681565" text:style-name="L4">
        <text:list-item>
          <text:p text:style-name="P16"><text:span text:style-name="Strong_20_Emphasis">Models interact with the database</text:span> for CRUD operations.</text:p>
        </text:list-item>
        <text:list-item>
          <text:p text:style-name="P16"><text:span text:style-name="Strong_20_Emphasis">Migrations interact with the database schema</text:span> to modify its structure.</text:p>
        </text:list-item>
        <text:list-item>
          <text:p text:style-name="P15">Migrations and models are independent, but you, as the developer, must ensure they are aligned so the models accurately reflect the schema after migrations are applied.</text:p>
        </text:list-item>
      </text:list>
      <text:p text:style-name="Text_20_body">If you'd like more examples or deeper insights into managing this relationship, let me know!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1T17:09:58.011768954</dc:date>
    <meta:editing-duration>PT4M27S</meta:editing-duration>
    <meta:editing-cycles>1</meta:editing-cycles>
    <meta:document-statistic meta:table-count="1" meta:image-count="0" meta:object-count="0" meta:page-count="3" meta:paragraph-count="88" meta:word-count="618" meta:character-count="3828" meta:non-whitespace-character-count="3318"/>
    <meta:generator>LibreOffice/7.3.7.2$Linux_X86_64 LibreOffice_project/30$Build-2</meta:generator>
  </office:meta>
</office:document-meta>
</file>